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dlistLoader.getWordSet( 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ordlistLoader.getStemDict( File wordstem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ordlistLoader.getWordSet( Reader reader , String com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ordlistLoader.getWordSet( File wordfile , String com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ordlistLoader.getWordSet( File wor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